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19.95cm"/>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fo:min-height="1.1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fo:min-height="1.95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3pt" style:font-size-asian="13pt" style:font-size-complex="13pt"/>
    </style:style>
    <style:style style:name="T1" style:family="text">
      <style:text-properties fo:font-size="16pt" style:font-size-asian="16pt" style:font-size-complex="16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layer="layout" svg:width="8.7cm" svg:height="20.2cm" svg:x="1.177cm" svg:y="1.722cm">
          <draw:text-box>
            <text:p>&lt;mmlVs:VitalSignModule&gt;</text:p>
            <text:p><text:s/>&lt;mmlVs:context&gt;</text:p>
            <text:p>….....</text:p>
            <text:p><text:s/>&lt;/mmlVs:context&gt;</text:p>
            <text:p><text:s/>&lt;mmlVs:item&gt;</text:p>
            <text:p>….. <text:s/></text:p>
            <text:p><text:s/>&lt;/mmlVs:item&gt; </text:p>
            <text:p><text:s/>&lt;mmlVs:item&gt;</text:p>
            <text:p>….. <text:s/></text:p>
            <text:p><text:s/>&lt;/mmlVs:item&gt; </text:p>
            <text:p><text:s/>&lt;mmlVs:item&gt;</text:p>
            <text:p>….. <text:s/></text:p>
            <text:p><text:s/>&lt;/mmlVs:item&gt; </text:p>
            <text:p><text:s text:c="2"/>&lt;mmlVs:protocol&gt;</text:p>
            <text:p>…..</text:p>
            <text:p><text:s/>&lt;/mmlVs:protocol&gt;</text:p>
            <text:p><text:s/>&lt;mmlVs:vsMemo&gt;</text:p>
            <text:p>…..</text:p>
            <text:p><text:s/>&lt;/mmlVs:vsMemo&gt;</text:p>
            <text:p>&lt;/mmlVs:VitalSignModule&gt;</text:p>
            <text:p/>
          </draw:text-box>
        </draw:frame>
        <draw:custom-shape draw:style-name="gr2" draw:text-style-name="P1" draw:layer="layout" svg:width="0.723cm" svg:height="14.178cm" svg:x="12.877cm" svg:y="1.9cm">
          <text:p/>
          <draw:enhanced-geometry svg:viewBox="0 0 21600 21600" draw:glue-points="0 0 0 21600 21600 10800" draw:text-areas="0 ?f9 7800 ?f10" draw:type="right-brace" draw:modifiers="1800 10851.682022712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cm" svg:height="1.5cm" svg:x="7.977cm" svg:y="2.8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5cm" svg:height="2.088cm" svg:x="8.6cm" svg:y="2.574cm">
          <draw:text-box>
            <text:p><text:span text:style-name="T1">記録</text:span><text:span text:style-name="T1">ID,</text:span><text:span text:style-name="T1">日付</text:span></text:p>
            <text:p><text:span text:style-name="T1">施設情報</text:span></text:p>
            <text:p><text:span text:style-name="T1">患者情報</text:span></text:p>
          </draw:text-box>
        </draw:frame>
        <draw:custom-shape draw:style-name="gr2" draw:text-style-name="P1" draw:layer="layout" svg:width="0.3cm" svg:height="1.8cm" svg:x="6.39cm" svg:y="9.12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3" draw:layer="layout" svg:width="3.101cm" svg:height="0.933cm" svg:x="6.731cm" svg:y="9.522cm">
          <draw:text-box>
            <text:p>（例）脈拍</text:p>
          </draw:text-box>
        </draw:frame>
        <draw:custom-shape draw:style-name="gr2" draw:text-style-name="P1" draw:layer="layout" svg:width="0.3cm" svg:height="1.8cm" svg:x="7.1cm" svg:y="11.1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layer="layout" svg:width="3.042cm" svg:height="0.933cm" svg:x="7.858cm" svg:y="11.567cm">
          <draw:text-box>
            <text:p>測定方法</text:p>
          </draw:text-box>
        </draw:frame>
        <draw:custom-shape draw:style-name="gr2" draw:text-style-name="P1" draw:layer="layout" svg:width="0.3cm" svg:height="1.7cm" svg:x="7.3cm" svg:y="13.6cm">
          <text:p/>
          <draw:enhanced-geometry svg:viewBox="0 0 21600 21600" draw:glue-points="0 0 0 21600 21600 10800" draw:text-areas="0 ?f9 7800 ?f10" draw:type="right-brace" draw:modifiers="342.857142857143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3" draw:layer="layout" svg:width="5.011cm" svg:height="0.742cm" svg:x="7.614cm" svg:y="13.863cm">
          <draw:text-box>
            <text:p><text:span text:style-name="T2">コメント・メモ・付帯情報</text:span></text:p>
          </draw:text-box>
        </draw:frame>
        <draw:frame draw:style-name="gr5" draw:layer="layout" svg:width="5.1cm" svg:height="3.661cm" svg:x="13.9cm" svg:y="7.039cm">
          <draw:text-box>
            <text:p>外来診察、病棟回診などの各イベントで計測される一連のバイタルサイン情報</text:p>
          </draw:text-box>
        </draw:frame>
        <draw:custom-shape draw:style-name="gr2" draw:text-style-name="P1" draw:layer="layout" svg:width="0.3cm" svg:height="1.703cm" svg:x="6.195cm" svg:y="4.9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3" draw:layer="layout" svg:width="5.006cm" svg:height="0.933cm" svg:x="6.536cm" svg:y="5.203cm">
          <draw:text-box>
            <text:p>（例）収縮期血圧</text:p>
          </draw:text-box>
        </draw:frame>
        <draw:custom-shape draw:style-name="gr2" draw:text-style-name="P1" draw:layer="layout" svg:width="0.3cm" svg:height="1.703cm" svg:x="6.282cm" svg:y="6.99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3" draw:layer="layout" svg:width="5.006cm" svg:height="0.933cm" svg:x="6.623cm" svg:y="7.3cm">
          <draw:text-box>
            <text:p>（例）拡張期血圧</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IPA P明朝'" style:font-family-generic="roman" style:font-pitch="variable" fo:font-size="24pt" fo:language="en" fo:country="US" style:font-family-asian="'IPA Pゴシック'" style:font-family-generic-asian="system" style:font-pitch-asian="variable" style:font-size-asian="24pt" style:language-asian="ja" style:country-asian="JP" style:font-family-complex="'IPA Pゴシック'"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IPA Pゴシック'" style:font-family-generic-asian="system" style:font-pitch-asian="variable" style:font-size-asian="18pt" style:font-style-asian="normal" style:font-weight-asian="normal" style:font-family-complex="'IPA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IPA Pゴシック'" style:font-family-generic-asian="system" style:font-pitch-asian="variable" style:font-size-asian="18pt" style:font-family-complex="'IPA Pゴシック'"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08T17:40:31</meta:creation-date>
    <dc:date>2013-11-08T20:16:40</dc:date>
    <meta:editing-duration>PT1H28M15S</meta:editing-duration>
    <meta:editing-cycles>5</meta:editing-cycles>
    <meta:generator>LibreOffice/4.0.6.2$FreeBSD_X86_64 LibreOffice_project/400m0$Build-2</meta:generator>
    <meta:document-statistic meta:object-count="15"/>
  </office:meta>
</office:document-meta>
</file>